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89fc" officeooo:paragraph-rsid="001389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&lt;stdio.h&gt;</text:p>
      <text:p text:style-name="P1">#include&lt;stdlib.h&gt;</text:p>
      <text:p text:style-name="P1">#include"1015_test.h"</text:p>
      <text:p text:style-name="P1">int main()</text:p>
      <text:p text:style-name="P1">{</text:p>
      <text:p text:style-name="P1"><text:s text:c="8"/>struct node *head=NULL,*new_node=NULL,*p=NULL;</text:p>
      <text:p text:style-name="P1"><text:s text:c="8"/>int i=0;</text:p>
      <text:p text:style-name="P1"><text:s text:c="8"/>for(i=0;i&lt;10;i++)</text:p>
      <text:p text:style-name="P1"><text:s text:c="16"/>new_node=createnode();</text:p>
      <text:p text:style-name="P1"><text:s text:c="8"/>if(head==NULL)</text:p>
      <text:p text:style-name="P1"><text:s text:c="8"/>{</text:p>
      <text:p text:style-name="P1"><text:s text:c="16"/>head=new_node;</text:p>
      <text:p text:style-name="P1"><text:s text:c="16"/>p=new_node;</text:p>
      <text:p text:style-name="P1"><text:s text:c="8"/>}</text:p>
      <text:p text:style-name="P1"><text:s text:c="8"/>else</text:p>
      <text:p text:style-name="P1"><text:s text:c="8"/>{</text:p>
      <text:p text:style-name="P1"><text:s text:c="16"/>p-&gt;ptr_next=new_node;</text:p>
      <text:p text:style-name="P1"><text:s text:c="16"/>p=p-&gt;ptr_next;</text:p>
      <text:p text:style-name="P1"><text:s text:c="8"/>}</text:p>
      <text:p text:style-name="P1">}</text:p>
      <text:p text:style-name="P1">struct node* createnode()</text:p>
      <text:p text:style-name="P1">{</text:p>
      <text:p text:style-name="P1"><text:s text:c="8"/>struct node *new_node=NULL;</text:p>
      <text:p text:style-name="P1"><text:s text:c="8"/>new_node=(struct node*)malloc(sizeof(struct node));</text:p>
      <text:p text:style-name="P1"><text:s text:c="8"/>printf("enter the data in node\n");</text:p>
      <text:p text:style-name="P1"><text:s text:c="8"/>scanf("%d",&amp;new_node-&gt;data);</text:p>
      <text:p text:style-name="P1"><text:s text:c="8"/>if(new_node-&gt;data&gt;=-32768 &amp;&amp; new_node-&gt;data&lt;32767)</text:p>
      <text:p text:style-name="P1"><text:s text:c="8"/>{</text:p>
      <text:p text:style-name="P1"><text:s text:c="16"/>new_node-&gt;ptr_next=NULL;</text:p>
      <text:p text:style-name="P1"><text:s text:c="16"/>return new_node;</text:p>
      <text:p text:style-name="P1"/>
      <text:p text:style-name="P1"><text:s text:c="9"/>}</text:p>
      <text:p text:style-name="P1"><text:s text:c="8"/>else</text:p>
      <text:p text:style-name="P1"><text:s text:c="16"/>printf("out of integer range\n"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4:53:32.973801132</meta:creation-date>
    <dc:date>2018-07-17T14:53:54.160409556</dc:date>
    <meta:editing-duration>PT23S</meta:editing-duration>
    <meta:editing-cycles>1</meta:editing-cycles>
    <meta:document-statistic meta:table-count="0" meta:image-count="0" meta:object-count="0" meta:page-count="1" meta:paragraph-count="34" meta:word-count="54" meta:character-count="805" meta:non-whitespace-character-count="520"/>
    <meta:generator>LibreOffice/5.1.6.2$Linux_X86_64 LibreOffice_project/10m0$Build-2</meta:generator>
  </office:meta>
</office:document-meta>
</file>